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3/03/2018 V0.8.37</text:p>
      <text:p text:style-name="P3">Ajout</text:p>
      <text:list xml:id="list8310128740990889911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32716854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32699166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32699263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2719940" text:continue-numbering="true" text:style-name="WWNum4">
        <text:list-item>
          <text:p text:style-name="P8"><text:soft-page-break/>Medhyèna + evo shiny</text:p>
        </text:list-item>
      </text:list>
      <text:p text:style-name="P1">14/02/2018 V0.8.33</text:p>
      <text:p text:style-name="P3">Ajout</text:p>
      <text:list xml:id="list32697512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32715281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2717321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2710070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32715614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<text:soft-page-break/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2724498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2707057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<text:soft-page-break/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2720273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32717669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32707712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<text:soft-page-break/>Ajout</text:p>
      <text:list xml:id="list32723808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2705124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32723934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2706448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32712969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<text:soft-page-break/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32700450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2699578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<text:soft-page-break/>06/01/2018 V0.8.15</text:p>
      <text:p text:style-name="P3">Ajout</text:p>
      <text:list xml:id="list32721917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32702222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2709500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<text:soft-page-break/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2720066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2714491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32725282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32706407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<text:soft-page-break/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32719066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2708717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2723947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32704768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<text:soft-page-break/>Ajout</text:p>
      <text:list xml:id="list32696454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32697688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2724394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2724370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32707501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2712342" text:continue-numbering="true" text:style-name="WWNum4">
        <text:list-item>
          <text:p text:style-name="P7"><text:soft-page-break/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32715293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2702195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32724381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2716751" text:continue-numbering="true" text:style-name="WWNum4">
        <text:list-item>
          <text:p text:style-name="P7">Version mac et linux</text:p>
        </text:list-item>
      </text:list>
      <text:p text:style-name="P1">Bug Fix</text:p>
      <text:list xml:id="list32720293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<text:soft-page-break/>Ajout</text:p>
      <text:list xml:id="list32705048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2706895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7441508277711573016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2694948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32721827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2703456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2711404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<text:soft-page-break/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2721454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2699432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<text:soft-page-break/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2722996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2719505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2692903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2701646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2698194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<text:soft-page-break/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8925785040364032215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2703569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2725352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2723169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32714086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2708983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2715027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<text:soft-page-break/>31/10/2017 V0.7.4</text:p>
      <text:p text:style-name="P1">Ajout</text:p>
      <text:list xml:id="list32699586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2698459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2716564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2722449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2718989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57</meta:editing-cycles>
    <meta:creation-date>2017-11-19T07:24:00</meta:creation-date>
    <dc:date>2018-03-13T12:51:24.14</dc:date>
    <meta:editing-duration>P10DT9H27M24S</meta:editing-duration>
    <meta:generator>OpenOffice/4.1.4$Win32 OpenOffice.org_project/414m5$Build-9788</meta:generator>
    <meta:document-statistic meta:table-count="0" meta:image-count="0" meta:object-count="0" meta:page-count="16" meta:paragraph-count="432" meta:word-count="3253" meta:character-count="17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